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O AMBROSIO CE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05675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18402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O AMBROSIO CE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0567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18402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305675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19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9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9/2021</text:p>
          </table:table-cell>
          <table:table-cell table:style-name="Tabla2.A3" office:value-type="string">
            <text:p text:style-name="P22">344709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9/09/2021</text:p>
          </table:table-cell>
          <table:table-cell table:style-name="Tabla2.A4" office:value-type="string">
            <text:p text:style-name="P22">346711</text:p>
          </table:table-cell>
          <table:table-cell table:style-name="Tabla2.D4" office:value-type="string">
            <text:p text:style-name="P23">99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ANCELO SALDO DE 66.00 SOLES PENDIENTES DE SU DESPACHO DEL 10/09/21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1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22:32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